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6" style:family="graphic" style:parent-style-name="standard">
      <style:graphic-properties draw:stroke="solid" svg:stroke-color="#000080" draw:fill="none" draw:fill-color="#ffffff" draw:auto-grow-height="true" draw:auto-grow-width="false" fo:max-height="0cm" fo:min-height="4.322cm"/>
    </style:style>
    <style:style style:name="gr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5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6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fo:min-height="2.095cm"/>
    </style:style>
    <style:style style:name="pr3" style:family="presentation" style:parent-style-name="Default-outline1">
      <style:graphic-properties fo:min-height="12.102cm"/>
    </style:style>
    <style:style style:name="pr4" style:family="presentation" style:parent-style-name="Default-notes">
      <style:graphic-properties draw:fill-color="#ffffff" fo:min-height="11.381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outline1">
      <style:graphic-properties draw:stroke="dash" draw:stroke-dash="Fine_20_Dashed" svg:stroke-color="#3465a4" fo:min-height="12.10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top="1cm" fo:margin-bottom="0cm"/>
    </style:style>
    <style:style style:name="P9" style:family="paragraph">
      <style:paragraph-properties fo:margin-left="0cm" fo:margin-right="0cm" fo:margin-top="0.5cm" fo:margin-bottom="0cm" fo:text-align="center" fo:text-indent="0cm"/>
    </style:style>
    <style:style style:name="P1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2" style:family="paragraph">
      <style:paragraph-properties fo:margin-top="0.3cm" fo:margin-bottom="0cm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.2cm" fo:margin-bottom="0cm" fo:text-indent="0cm"/>
    </style:style>
    <style:style style:name="P18" style:family="paragraph">
      <style:paragraph-properties fo:margin-left="0cm" fo:margin-right="0cm" fo:margin-top="0.3cm" fo:margin-bottom="0cm" fo:text-indent="0cm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paragraph-properties fo:margin-left="1cm" fo:margin-right="0cm" fo:margin-top="0.5cm" fo:margin-bottom="0cm" fo:text-indent="-1cm"/>
    </style:style>
    <style:style style:name="P21" style:family="paragraph">
      <style:paragraph-properties fo:text-align="center"/>
    </style:style>
    <style:style style:name="P22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3" style:family="paragraph">
      <style:paragraph-properties fo:margin-top="0.2cm" fo:margin-bottom="0cm"/>
    </style:style>
    <style:style style:name="P24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8" style:family="paragraph">
      <style:paragraph-properties fo:margin-top="0.4cm" fo:margin-bottom="0cm" fo:text-align="start"/>
    </style:style>
    <style:style style:name="P29" style:family="paragraph">
      <loext:graphic-properties draw:fill="none" draw:fill-color="#ffffff"/>
      <style:text-properties fo:font-style="italic" style:font-style-asian="italic" style:font-style-complex="italic"/>
    </style:style>
    <style:style style:name="P30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P31" style:family="paragraph">
      <style:text-properties fo:font-size="28pt"/>
    </style:style>
    <style:style style:name="P32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P33" style:family="paragraph">
      <loext:graphic-properties draw:fill-color="#ffffff"/>
      <style:text-properties fo:font-size="1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80"/>
    </style:style>
    <style:style style:name="T13" style:family="text">
      <style:text-properties fo:color="#000080" fo:font-weight="bold" style:font-weight-asian="bold" style:font-weight-complex="bold"/>
    </style:style>
    <style:style style:name="T14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fo:color="#000080"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0080" fo:font-style="normal" style:font-style-asian="normal" style:font-style-complex="normal"/>
    </style:style>
    <style:style style:name="T19" style:family="text">
      <style:text-properties style:font-name="Liberation Mono"/>
    </style:style>
    <style:style style:name="T20" style:family="text">
      <style:text-properties style:font-name="Liberation Mono" fo:font-weight="bold" style:font-weight-asian="bold" style:font-weight-complex="bold"/>
    </style:style>
    <style:style style:name="T21" style:family="text">
      <style:text-properties fo:color="#000080"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ff0000"/>
    </style:style>
    <style:style style:name="T24" style:family="text">
      <style:text-properties fo:color="#000000"/>
    </style:style>
    <style:style style:name="T25" style:family="text">
      <style:text-properties fo:color="#800080" style:font-name="Liberation Mono"/>
    </style:style>
    <style:style style:name="T26" style:family="text">
      <style:text-properties style:font-name="Courier New" fo:font-weight="bold" style:font-weight-asian="bold" style:font-weight-complex="bold"/>
    </style:style>
    <style:style style:name="T27" style:family="text">
      <style:text-properties style:font-name="Liberation Mono" fo:font-size="24pt" style:font-size-asian="24pt" style:font-size-complex="24pt"/>
    </style:style>
    <style:style style:name="T28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80" style:font-name="Liberation Mono" fo:font-size="24pt" style:font-size-asian="24pt" style:font-size-complex="24pt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underline-style="none"/>
    </style:style>
    <style:style style:name="T33" style:family="text">
      <style:text-properties fo:color="#000080" fo:font-style="italic" style:text-underline-style="none" style:font-style-asian="italic" style:font-style-complex="italic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style:font-name="Arial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Liberation Mono" fo:font-style="normal" style:font-style-asian="normal" style:font-style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Liberation Mono" fo:font-size="20pt" style:font-size-asian="20pt" style:font-size-complex="20pt"/>
    </style:style>
    <style:style style:name="T42" style:family="text">
      <style:text-properties fo:color="#008000" style:font-name="Liberation Mono" fo:font-size="20pt" style:font-size-asian="20pt" style:font-size-complex="20pt"/>
    </style:style>
    <style:style style:name="T43" style:family="text">
      <style:text-properties fo:color="#008000" style:font-name="Liberation Mono" fo:font-size="20pt" style:text-underline-style="solid" style:text-underline-width="auto" style:text-underline-color="font-color" style:font-size-asian="20pt" style:font-size-complex="20pt"/>
    </style:style>
    <style:style style:name="T44" style:family="text">
      <style:text-properties fo:color="#008000" style:font-name="Liberation Mono" fo:font-size="20pt" style:text-underline-style="none" style:font-size-asian="20pt" style:font-size-complex="20pt"/>
    </style:style>
    <style:style style:name="T45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48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color="#008000" style:font-name="Liberation Mono" fo:font-style="normal" style:font-style-asian="normal" style:font-style-complex="normal"/>
    </style:style>
    <style:style style:name="T53" style:family="text">
      <style:text-properties fo:color="#008000" style:font-name="Liberation Mono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style:font-name="Liberation Mono" style:text-underline-style="none" fo:font-weight="bold" style:font-weight-asian="bold" style:font-weight-complex="bold"/>
    </style:style>
    <style:style style:name="T59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60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61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62" style:family="text">
      <style:text-properties fo:color="#ff0000"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3" style:family="text">
      <style:text-properties fo:color="#008000"/>
    </style:style>
    <style:style style:name="T64" style:family="text">
      <style:text-properties fo:color="#008000" fo:font-style="italic" style:font-style-asian="italic" style:font-style-complex="italic"/>
    </style:style>
    <style:style style:name="T65" style:family="text">
      <style:text-properties fo:color="#008000" fo:font-style="normal" style:font-style-asian="normal" style:font-style-complex="normal"/>
    </style:style>
    <style:style style:name="T6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7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8" style:family="text">
      <style:text-properties fo:color="#000080" style:font-name="Liberation Mono"/>
    </style:style>
    <style:style style:name="T69" style:family="text">
      <style:text-properties fo:color="#000080" style:font-name="Arial" style:text-underline-style="solid" style:text-underline-width="auto" style:text-underline-color="font-color"/>
    </style:style>
    <style:style style:name="T70" style:family="text">
      <style:text-properties style:font-name="Liberation Mono" fo:font-style="italic" style:font-style-asian="italic" style:font-style-complex="italic"/>
    </style:style>
    <style:style style:name="T71" style:family="text">
      <style:text-properties fo:color="#000080" style:font-name="Arial"/>
    </style:style>
    <style:style style:name="T72" style:family="text">
      <style:text-properties style:font-name="Liberation Mono" fo:font-size="22pt" style:font-size-asian="22pt" style:font-size-complex="22pt"/>
    </style:style>
    <style:style style:name="T73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74" style:family="text">
      <style:text-properties style:font-name="Liberation Mono" fo:font-size="22pt" style:text-underline-style="solid" style:text-underline-width="auto" style:text-underline-color="font-color" style:font-size-asian="22pt" style:font-size-complex="22pt"/>
    </style:style>
    <style:style style:name="T75" style:family="text">
      <style:text-properties fo:color="#ce181e" style:font-name="Liberation Mono" fo:font-size="20pt" style:font-size-asian="20pt" style:font-size-complex="20pt"/>
    </style:style>
    <style:style style:name="T76" style:family="text">
      <style:text-properties fo:color="#000080" style:font-name="Courier Ne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3"><text:span text:style-name="T2">Verify that the rules for using different types are </text:span><text:span text:style-name="T2">obeyed, and that the correct types are used in </text:span><text:span text:style-name="T2">function calls, assignments, and other program </text:span><text:span text:style-name="T2">elements.</text:span></text:p>
              </text:list-item>
              <text:list-item>
                <text:p text:style-name="P4"><text:span text:style-name="T3">Examples:</text:span></text:p>
              </text:list-item>
              <text:list-item>
                <text:p text:style-name="P3"><text:span text:style-name="T4">lst = [</text:span><text:span text:style-name="T5">"cat", "dog", "rat"</text:span><text:span text:style-name="T4">]</text:span></text:p>
              </text:list-item>
              <text:list-item>
                <text:p text:style-name="P3"><text:span text:style-name="T4">sum( lst ) <text:s text:c="14"/># </text:span><text:span text:style-name="T6">type error</text:span></text:p>
              </text:list-item>
              <text:list-item>
                <text:p text:style-name="P3"><text:span text:style-name="T7"/></text:p>
              </text:list-item>
              <text:list-item>
                <text:p text:style-name="P3"><text:span text:style-name="T7">for x in range(1.0,4.0): </text:span><text:span text:style-name="T4">#</text:span><text:span text:style-name="T6"> type error: </text:span></text:p>
              </text:list-item>
              <text:list-item>
                <text:p text:style-name="P3"><text:span text:style-name="T8"><text:s text:c="4"/></text:span><text:span text:style-name="T9">print(x) </text:span><text:span text:style-name="T6"><text:s text:c="12"/></text:span><text:span text:style-name="T9">#</text:span><text:span text:style-name="T6"> int required</text:span><text:span text:style-name="T4"> <text:s text:c="3"/></text:span></text:p>
              </text:list-item>
              <text:list-item>
                <text:p text:style-name="P3"><text:span text:style-name="T4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static</text:span><text:span text:style-name="T2"> - </text:span><text:span text:style-name="T11">fixed, unchanging, immobile</text:span></text:p>
              </text:list-item>
              <text:list-item>
                <text:p text:style-name="P6">In computer programming:</text:p>
              </text:list-item>
              <text:list-item>
                <text:p text:style-name="P7"><text:span text:style-name="T11">anything that is done or known before run-time</text:span><text:span text:style-name="T2">.</text:span></text:p>
              </text:list-item>
              <text:list-item>
                <text:p text:style-name="P8">"<text:span text:style-name="T12">static content</text:span>" - fixed content in a web application, such as images, fonts, CSS files, fixed web pages.</text:p>
              </text:list-item>
              <text:list-item>
                <text:p text:style-name="P8">"<text:span text:style-name="T13">static type checking</text:span>" - type checking done before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dynamic</text:span><text:span text:style-name="T2"> - </text:span><text:span text:style-name="T11">characterized by change or activity</text:span></text:p>
              </text:list-item>
              <text:list-item>
                <text:p text:style-name="P6">In computer programming:</text:p>
                <text:p text:style-name="P9"><text:span text:style-name="T11">anything that is done, created, or known</text:span><text:span text:style-name="T11"><text:line-break/></text:span><text:span text:style-name="T11">only when the code is run</text:span><text:span text:style-name="T2">.</text:span></text:p>
              </text:list-item>
              <text:list-item>
                <text:p text:style-name="P8">"<text:span text:style-name="T12">dynamic content</text:span>" - web pages generated at run-time from a template. Content that changes over time.</text:p>
              </text:list-item>
              <text:list-item>
                <text:p text:style-name="P8">"<text:span text:style-name="T13">dynamic type checking</text:span>" - verify type rules while the program is running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Dynamic Type Checking?</text:span></text:p>
              </text:list-header>
            </text:list>
          </draw:text-box>
        </draw:frame>
        <draw:frame presentation:style-name="pr6" draw:text-style-name="P2" draw:layer="layout" svg:width="22.005cm" svg:height="3.986cm" svg:x="1.873cm" svg:y="3.888cm" presentation:class="outline" presentation:user-transformed="true">
          <draw:text-box>
            <text:p text:style-name="P10"><text:span text:style-name="T1">Answer is not obvious.</text:span></text:p>
            <text:p text:style-name="P10"><text:span text:style-name="T1">Consider this:</text:span></text:p>
            <text:list text:style-name="L4">
              <text:list-header>
                <text:p text:style-name="P11"><text:span text:style-name="T1"/></text:p>
              </text:list-header>
            </text:list>
          </draw:text-box>
        </draw:frame>
        <draw:frame draw:style-name="gr3" draw:text-style-name="P13" draw:layer="layout" svg:width="20.574cm" svg:height="11.795cm" svg:x="2.286cm" svg:y="6.858cm">
          <draw:text-box>
            <text:p><text:span text:style-name="T14"># what </text:span><text:span text:style-name="T15">type</text:span><text:span text:style-name="T14"> is required for x and y?</text:span></text:p>
            <text:p text:style-name="P12"><text:span text:style-name="T9">def join(x, y):</text:span></text:p>
            <text:p text:style-name="P12"><text:span text:style-name="T9"><text:s text:c="4"/></text:span><text:span text:style-name="T9">return x + y</text:span></text:p>
            <text:p text:style-name="P12"><text:span text:style-name="T14"># join accepts many different types</text:span></text:p>
            <text:p text:style-name="P12"><text:span text:style-name="T9">join(2, 3)</text:span></text:p>
            <text:p text:style-name="P12"><text:span text:style-name="T9">join("hi", "bye")</text:span></text:p>
            <text:p text:style-name="P12"><text:span text:style-name="T9">join(Fraction(1,2), Fraction(2,3))</text:span></text:p>
            <text:p text:style-name="P12"><text:span text:style-name="T6"># but this fails</text:span></text:p>
            <text:p text:style-name="P12"><text:span text:style-name="T9">join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What Some People Say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4">Python does dynamic type checking.</text:p>
              </text:list-item>
              <text:list-item>
                <text:p text:style-name="P4">Python associates types with <text:span text:style-name="T16">values</text:span><text:span text:style-name="T17"> rather than </text:span><text:span text:style-name="T16">variables</text:span><text:span text:style-name="T17">.</text:span></text:p>
              </text:list-item>
              <text:list-item>
                <text:p text:style-name="P4"><text:span text:style-name="T17">Type checking is done on </text:span><text:span text:style-name="T18">values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13">Binding</text:span>" refers to association of names with particular pieces of code.</text:p>
              </text:list-item>
              <text:list-item>
                <text:p/>
              </text:list-item>
              <text:list-item>
                <text:p><text:span text:style-name="T12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12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19">class Fraction:</text:span></text:p>
              </text:list-item>
              <text:list-item>
                <text:p><text:span text:style-name="T19"><text:s text:c="4"/></text:span><text:span text:style-name="T20">@staticmethod</text:span></text:p>
              </text:list-item>
              <text:list-item>
                <text:p><text:span text:style-name="T19"><text:s text:c="4"/></text:span><text:span text:style-name="T19">def gcd( m, n):</text:span></text:p>
              </text:list-item>
              <text:list-item>
                <text:p><text:span text:style-name="T19"><text:s text:c="8"/></text:span><text:span text:style-name="T19">"""greatest common divisor"""</text:span></text:p>
              </text:list-item>
              <text:list-item>
                <text:p><text:span text:style-name="T19"><text:s text:c="8"/></text:span><text:span text:style-name="T19"># use Euclid's algorithm</text:span></text:p>
              </text:list-item>
              <text:list-item>
                <text:p/>
              </text:list-item>
              <text:list-item>
                <text:p>gcd is <text:span text:style-name="T21">statically bound</text:span>. <text:s/>We know <text:span text:style-name="T22">exactly</text:span> <text:span text:style-name="T23">what code</text:span> will be <text:span text:style-name="T24">invoked</text:span> even <text:span text:style-name="T23">before</text:span> the program is run!</text:p>
              </text:list-item>
              <text:list-item>
                <text:p text:style-name="P8"><text:span text:style-name="T19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3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4"><text:span text:style-name="T19">lst = [ Fraction(2,3), "hello",</text:span><text:span text:style-name="T19"><text:line-break/></text:span><text:span text:style-name="T19"> <text:s text:c="5"/>datetime.now() ]</text:span></text:p>
              </text:list-item>
              <text:list-item>
                <text:p text:style-name="P14"><text:span text:style-name="T19">for x in lst:</text:span></text:p>
              </text:list-item>
              <text:list-item>
                <text:p><text:span text:style-name="T19"><text:s text:c="4"/></text:span><text:span text:style-name="T19">print( </text:span><text:span text:style-name="T20">str(x)</text:span><text:span text:style-name="T19"> )</text:span></text:p>
              </text:list-item>
              <text:list-item>
                <text:p><text:span text:style-name="T25">2/3</text:span></text:p>
              </text:list-item>
              <text:list-item>
                <text:p><text:span text:style-name="T25">hello</text:span></text:p>
              </text:list-item>
              <text:list-item>
                <text:p><text:span text:style-name="T25">2019-11-17 15:50:34</text:span></text:p>
              </text:list-item>
              <text:list-item>
                <text:p/>
              </text:list-item>
              <text:list-item>
                <text:p><text:span text:style-name="T26">str(x)</text:span> is <text:span text:style-name="T23">dynamically bound</text:span> to the __str__() method of a particular class (Fraction, string, datetime).</text:p>
              </text:list-item>
              <text:list-item>
                <text:p>We don't know <text:span text:style-name="T23">until run-time</text:span> what kind of object x refers to, or which class's __str__() method should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5" draw:text-style-name="P15" draw:layer="layout" svg:width="21.798cm" svg:height="9.434cm" svg:x="2.032cm" svg:y="8.128cm">
          <draw:text-box>
            <text:p text:style-name="P14"><text:span text:style-name="T27">lst = [ Fraction(2,3), "hello",</text:span><text:span text:style-name="T27"><text:line-break/></text:span><text:span text:style-name="T27"> <text:s text:c="5"/>datetime.now() ]</text:span></text:p>
            <text:p text:style-name="P14"><text:span text:style-name="T27">for x in lst:</text:span></text:p>
            <text:p text:style-name="P14"><text:span text:style-name="T27"><text:s text:c="4"/></text:span><text:span text:style-name="T27">print( </text:span><text:span text:style-name="T28">str(x)</text:span><text:span text:style-name="T27"> )</text:span></text:p>
            <text:p text:style-name="P14"><text:span text:style-name="T27">2/3 <text:s text:c="10"/></text:span><text:span text:style-name="T29">- <text:s/>__str__ of Float</text:span></text:p>
            <text:p text:style-name="P14"><text:span text:style-name="T30">hello <text:s text:c="8"/></text:span><text:span text:style-name="T31">- <text:s/></text:span><text:span text:style-name="T29">__str__ of string</text:span></text:p>
            <text:p text:style-name="P14"><text:span text:style-name="T27">2019-11-17 15:50:34 </text:span></text:p>
            <text:p><text:span text:style-name="T31"><text:s text:c="14"/></text:span><text:span text:style-name="T31">- <text:s/></text:span><text:span text:style-name="T29">__str__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We want our software to be correct (of course).</text:p>
              </text:list-item>
              <text:list-item>
                <text:p/>
              </text:list-item>
              <text:list-item>
                <text:p><text:span text:style-name="T32">Static type checking finds some programming errors </text:span><text:span text:style-name="T32">before the program is run.</text:span></text:p>
              </text:list-item>
              <text:list-item>
                <text:p><text:span text:style-name="T32"/></text:p>
              </text:list-item>
              <text:list-item>
                <text:p><text:span text:style-name="T32">Some type errors may also indicate </text:span><text:span text:style-name="T33">logic errors</text:span><text:span text:style-name="T34">.</text:span><text:span text:style-name="T32"> </text:span></text:p>
              </text:list-item>
              <text:list-item>
                <text:p><text:span text:style-name="T32"/></text:p>
              </text:list-item>
              <text:list-item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join" only accepts string parameters:</text:p>
              </text:list-item>
              <text:list-item>
                <text:p/>
              </text:list-item>
              <text:list-item>
                <text:p text:style-name="P16"><text:span text:style-name="T19"><text:s text:c="3"/></text:span><text:span text:style-name="T19">def join( x: </text:span><text:span text:style-name="T20">str</text:span><text:span text:style-name="T19">, y: </text:span><text:span text:style-name="T20">str</text:span><text:span text:style-name="T19"> ) -&gt; str:</text:span></text:p>
              </text:list-item>
              <text:list-item>
                <text:p text:style-name="P16"><text:span text:style-name="T19"><text:s text:c="7"/></text:span><text:span text:style-name="T19">return x + y</text:span></text:p>
              </text:list-item>
              <text:list-item>
                <text:p text:style-name="P16"><text:span text:style-name="T19"/></text:p>
              </text:list-item>
              <text:list-item>
                <text:p text:style-name="P16"><text:span text:style-name="T19"><text:s text:c="3"/></text:span><text:span text:style-name="T19">if __name__ == '__main__':</text:span></text:p>
              </text:list-item>
              <text:list-item>
                <text:p text:style-name="P16"><text:span text:style-name="T19"><text:s text:c="7"/></text:span><text:span text:style-name="T19">a = 2</text:span></text:p>
              </text:list-item>
              <text:list-item>
                <text:p text:style-name="P16"><text:span text:style-name="T19"><text:s text:c="7"/></text:span><text:span text:style-name="T19">b = "hello"</text:span></text:p>
              </text:list-item>
              <text:list-item>
                <text:p text:style-name="P16"><text:span text:style-name="T19"><text:s text:c="7"/></text:span><text:span text:style-name="T19">print( join(a,b) )</text:span></text:p>
              </text:list-item>
              <text:list-item>
                <text:p text:style-name="P16"><text:span text:style-name="T19"/></text:p>
              </text:list-item>
              <text:list-item>
                <text:p text:style-name="P16"><text:span text:style-name="T19">"mypy"</text:span><text:span text:style-name="T35"> is a static type checking tool. <text:s/>Run it:</text:span></text:p>
              </text:list-item>
              <text:list-item>
                <text:p text:style-name="P17"><text:span text:style-name="T19"><text:s text:c="3"/></text:span><text:span text:style-name="T19">cmd&gt; </text:span><text:span text:style-name="T20">mypy join.py</text:span></text:p>
              </text:list-item>
              <text:list-item>
                <text:p text:style-name="P18"><text:span text:style-name="T19">Line 7: error: Argument 1 to "join" has </text:span><text:span text:style-name="T19">incompatible type "int"; expected "str"</text:span></text:p>
              </text:list-item>
              <text:list-item>
                <text:p text:style-name="P16"><text:span text:style-name="T19"/></text:p>
              </text:list-item>
              <text:list-item>
                <text:p text:style-name="P16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3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19">class Scorecard:</text:span></text:p>
              </text:list-item>
              <text:list-item>
                <text:p><text:span text:style-name="T19"><text:s text:c="4"/></text:span><text:span text:style-name="T19">"""Accumulate scores and compute their </text:span><text:span text:style-name="T19">average."""</text:span></text:p>
              </text:list-item>
              <text:list-item>
                <text:p><text:span text:style-name="T19"><text:s text:c="4"/></text:span><text:span text:style-name="T19">def __init__(self):</text:span></text:p>
              </text:list-item>
              <text:list-item>
                <text:p><text:span text:style-name="T19"><text:s text:c="8"/></text:span><text:span text:style-name="T19">self.scores = []</text:span></text:p>
              </text:list-item>
              <text:list-item>
                <text:p><text:span text:style-name="T19"/></text:p>
              </text:list-item>
              <text:list-item>
                <text:p><text:span text:style-name="T19"><text:s text:c="4"/></text:span><text:span text:style-name="T19">def add_score(self, score):</text:span></text:p>
              </text:list-item>
              <text:list-item>
                <text:p><text:span text:style-name="T19"><text:s text:c="8"/></text:span><text:span text:style-name="T19">self.scores.append(score)</text:span></text:p>
              </text:list-item>
              <text:list-item>
                <text:p><text:span text:style-name="T19"/></text:p>
              </text:list-item>
              <text:list-item>
                <text:p><text:span text:style-name="T19"><text:s text:c="4"/></text:span><text:span text:style-name="T19">def average(self):</text:span></text:p>
              </text:list-item>
              <text:list-item>
                <text:p><text:span text:style-name="T19"><text:s text:c="8"/></text:span><text:span text:style-name="T19">"""return average of all scores"""</text:span></text:p>
              </text:list-item>
              <text:list-item>
                <text:p><text:span text:style-name="T19"><text:s text:c="8"/></text:span><text:span text:style-name="T19">return </text:span><text:span text:style-name="T19">sum(self.scores)/max(1,len(self.scores))</text:span></text:p>
              </text:list-item>
              <text:list-item>
                <text:p><text:span text:style-name="T19"/></text:p>
              </text:list-item>
              <text:list-item>
                <text:p><text:span text:style-name="T19">if __name__ == "__main__":</text:span></text:p>
              </text:list-item>
              <text:list-item>
                <text:p><text:span text:style-name="T19"><text:s text:c="4"/></text:span><text:span text:style-name="T19">scores = Scorecard()</text:span></text:p>
              </text:list-item>
              <text:list-item>
                <text:p><text:span text:style-name="T19"><text:s text:c="4"/></text:span><text:span text:style-name="T19">n = input("input a score: ")</text:span></text:p>
              </text:list-item>
              <text:list-item>
                <text:p><text:span text:style-name="T36"><text:s text:c="4"/></text:span><text:span text:style-name="T36">scores.</text:span><text:span text:style-name="T19">add_score(n)</text:span></text:p>
              </text:list-item>
              <text:list-item>
                <text:p><text:span text:style-name="T19"><text:s text:c="4"/></text:span><text:span text:style-name="T19">n = input("input another score: ")</text:span></text:p>
              </text:list-item>
              <text:list-item>
                <text:p><text:span text:style-name="T36"><text:s text:c="4"/></text:span><text:span text:style-name="T36">scores.</text:span><text:span text:style-name="T19">add_score(n)</text:span></text:p>
              </text:list-item>
              <text:list-item>
                <text:p><text:span text:style-name="T19"><text:s text:c="4"/></text:span><text:span text:style-name="T19">print("The average is " + </text:span><text:span text:style-name="T19">scores.average())</text:span></text:p>
              </text:list-item>
              <text:list-item>
                <text:p/>
              </text:list-item>
            </text:list>
          </draw:text-box>
        </draw:frame>
        <draw:frame draw:style-name="gr6" draw:text-style-name="P19" draw:layer="layout" svg:width="8.89cm" svg:height="4.572cm" svg:x="16.002cm" svg:y="5.334cm">
          <draw:text-box>
            <text:p><text:span text:style-name="T37">This code contains 2 distinct errors. <text:s/>As written, 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1. Download scorecard.py to an empty directory.</text:p>
              </text:list-item>
              <text:list-item>
                <text:p>2. Open in your favorite IDE.</text:p>
              </text:list-item>
              <text:list-item>
                <text:p>3. Does the IDE flag any errors?</text:p>
              </text:list-item>
              <text:list-item>
                <text:p>4. Add <text:span text:style-name="T16">type hints</text:span><text:span text:style-name="T17"> -- </text:span><text:span text:style-name="T38">one at a time</text:span><text:span text:style-name="T17"> so you can see the </text:span><text:span text:style-name="T17">effect.</text:span></text:p>
              </text:list-item>
              <text:list-item>
                <text:p><text:span text:style-name="T17"><text:s text:c="3"/></text:span><text:span text:style-name="T17">a) "hint" the parameter to add_score. What happens?</text:span></text:p>
              </text:list-item>
              <text:list-item>
                <text:p><text:span text:style-name="T17"><text:s text:c="3"/></text:span><text:span text:style-name="T17">b) "hint" the scores attribute </text:span></text:p>
              </text:list-item>
              <text:list-item>
                <text:p><text:span text:style-name="T39"><text:s text:c="8"/></text:span><text:span text:style-name="T39">self.scores: List[float] = []</text:span></text:p>
              </text:list-item>
              <text:list-item>
                <text:p><text:span text:style-name="T17"><text:s text:c="3"/></text:span><text:span text:style-name="T17">What happens? <text:s/>Does IDE detect an error in code?</text:span></text:p>
              </text:list-item>
              <text:list-item>
                <text:p><text:span text:style-name="T17"><text:s text:c="3"/></text:span><text:span text:style-name="T17">c) "hint" the return type of </text:span><text:span text:style-name="T39">average(self)</text:span><text:span text:style-name="T17">.</text:span></text:p>
              </text:list-item>
              <text:list-item>
                <text:p><text:span text:style-name="T17"><text:s/></text:span></text:p>
              </text:list-item>
              <text:list-item>
                <text:p><text:span text:style-name="T17">For VS Code, if you don't have Pyright extension, then </text:span><text:span text:style-name="T17">install it. <text:s/>See any differenc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12">mypy</text:span> - https://mypy.readthedocs.io/</text:p>
                <text:list>
                  <text:list-item>
                    <text:p text:style-name="P20">installation: <text:s text:c="7"/><text:span text:style-name="T19">pip install mypy</text:span></text:p>
                  </text:list-item>
                  <text:list-item>
                    <text:p text:style-name="P20">check a file: <text:s text:c="6"/><text:span text:style-name="T19">mypy filename.py</text:span></text:p>
                  </text:list-item>
                  <text:list-item>
                    <text:p text:style-name="P20">strict checking: <text:s/><text:span text:style-name="T19">mypy --strict filename.py</text:span></text:p>
                  </text:list-item>
                  <text:list-item>
                    <text:p text:style-name="P4"><text:span text:style-name="T12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6">2. <text:span text:style-name="T12">PyCharm</text:span> has built-in static type checking</text:p>
              </text:list-item>
              <text:list-item>
                <text:p text:style-name="P6">3. <text:span text:style-name="T12">VS Code</text:span> - add <text:span text:style-name="T13">Pyright</text:span> extension for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40">Can we allow scores to be objects?</text:span></text:p>
              </text:list-item>
              <text:list-item>
                <text:p text:style-name="P21">score = Score("Quiz 1", 10.0)</text:p>
              </text:list-item>
              <text:list-item>
                <text:p/>
              </text:list-item>
              <text:list-item>
                <text:p>In <text:span text:style-name="T19">Scorecard</text:span> we could write:</text:p>
              </text:list-item>
            </text:list>
          </draw:text-box>
        </draw:frame>
        <draw:frame draw:style-name="gr7" draw:text-style-name="P24" draw:layer="layout" svg:width="21.082cm" svg:height="5.286cm" svg:x="2.032cm" svg:y="10.667cm">
          <draw:text-box>
            <text:p text:style-name="P22"><text:span text:style-name="T41">def average(self):</text:span></text:p>
            <text:p text:style-name="P22"><text:span text:style-name="T41"><text:s text:c="4"/></text:span><text:span text:style-name="T42"># add the </text:span><text:span text:style-name="T43">values</text:span><text:span text:style-name="T44"> of the score objects</text:span></text:p>
            <text:p text:style-name="P22"><text:span text:style-name="T41"><text:s text:c="4"/></text:span><text:span text:style-name="T41">total = sum(</text:span><text:span text:style-name="T45">float(x)</text:span><text:span text:style-name="T41"> for x in self.scores)</text:span></text:p>
            <text:p text:style-name="P22"><text:span text:style-name="T41"><text:s text:c="4"/></text:span><text:span text:style-name="T42"># don't divide by zero if no scores</text:span></text:p>
            <text:p text:style-name="P23"><text:span text:style-name="T41"><text:s text:c="4"/></text:span><text:span text:style-name="T41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46">required behavior</text:span><text:span text:style-name="T17"> of a </text:span><text:span text:style-name="T39">Score</text:span><text:span text:style-name="T17"> object,</text:span></text:p>
              </text:list-item>
              <text:list-item>
                <text:p><text:span text:style-name="T17">so that Scorecard can call </text:span><text:span text:style-name="T39">float(score)</text:span><text:span text:style-name="T17"> for any </text:span><text:span text:style-name="T17">score?</text:span></text:p>
              </text:list-item>
              <text:list-item>
                <text:p><text:span text:style-name="T17"/></text:p>
              </text:list-item>
              <text:list-item>
                <text:p><text:span text:style-name="T39">def add_score(self, score: </text:span><text:span text:style-name="T47"><text:s text:c="4"/>? <text:s text:c="3"/></text:span><text:span text:style-name="T39">):</text:span></text:p>
              </text:list-item>
              <text:list-item>
                <text:p/>
              </text:list-item>
            </text:list>
          </draw:text-box>
        </draw:frame>
        <draw:frame draw:style-name="gr8" draw:text-style-name="P25" draw:layer="layout" svg:width="7.874cm" svg:height="3.81cm" svg:x="16.002cm" svg:y="13.692cm">
          <draw:text-box>
            <text:p text:style-name="P21"><text:span text:style-name="T48">Score</text:span></text:p>
            <text:p><text:span text:style-name="T19">name: string</text:span></text:p>
            <text:p><text:span text:style-name="T19">score: float</text:span></text:p>
          </draw:text-box>
        </draw:frame>
        <draw:line draw:style-name="gr9" draw:text-style-name="P26" draw:layer="layout" svg:x1="20.066cm" svg:y1="13.692cm" svg:x2="20.066cm" svg:y2="11.984cm">
          <text:p/>
        </draw:line>
        <draw:frame draw:style-name="gr10" draw:text-style-name="P27" draw:layer="layout" svg:width="7.874cm" svg:height="2.621cm" svg:x="16.002cm" svg:y="9.279cm">
          <draw:text-box>
            <text:p text:style-name="P21"><text:span text:style-name="T49"><text:s text:c="9"/></text:span><text:span text:style-name="T50">?</text:span><text:span text:style-name="T49"> <text:s text:c="9"/></text:span></text:p>
            <text:p><text:span text:style-name="T51">Has a float value</text:span></text:p>
          </draw:text-box>
        </draw:frame>
        <draw:frame draw:style-name="gr11" draw:text-style-name="P27" draw:layer="layout" svg:width="10.668cm" svg:height="7.15cm" svg:x="1.524cm" svg:y="10.884cm">
          <draw:text-box>
            <text:p text:style-name="P21"><text:span text:style-name="T51">What "</text:span><text:span text:style-name="T49">type</text:span><text:span text:style-name="T51">" specifies: "this object has a float value, and you can call </text:span><text:span text:style-name="T39">float(x)</text:span><text:span text:style-name="T51"> to get it"?</text:span></text:p>
            <text:p text:style-name="P28"><text:span text:style-name="T51">See: </text:span><text:span text:style-name="T39">typing</text:span><text:span text:style-name="T51"> package.</text:span></text:p>
          </draw:text-box>
        </draw:frame>
        <draw:line draw:style-name="gr12" draw:text-style-name="P26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3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46">required behavior</text:span><text:span text:style-name="T17"> of a Scorecard so that</text:span></text:p>
              </text:list-item>
              <text:list-item>
                <text:p><text:span text:style-name="T17">we can use Scorecard as data source in a for loop?</text:span></text:p>
              </text:list-item>
              <text:list-item>
                <text:p><text:span text:style-name="T17"/></text:p>
              </text:list-item>
              <text:list-item>
                <text:p><text:span text:style-name="T39">scorecard = Scorecard()</text:span></text:p>
              </text:list-item>
              <text:list-item>
                <text:p><text:span text:style-name="T39">... <text:s/></text:span><text:span text:style-name="T52"># add some scores</text:span></text:p>
              </text:list-item>
              <text:list-item>
                <text:p><text:span text:style-name="T39"/></text:p>
              </text:list-item>
              <text:list-item>
                <text:p><text:span text:style-name="T52"># can this </text:span><text:span text:style-name="T53">possibly</text:span><text:span text:style-name="T54"> work?</text:span></text:p>
              </text:list-item>
              <text:list-item>
                <text:p><text:span text:style-name="T55">for </text:span><text:span text:style-name="T56">score</text:span><text:span text:style-name="T55"> in </text:span><text:span text:style-name="T57">scorecard</text:span><text:span text:style-name="T55">:</text:span></text:p>
              </text:list-item>
              <text:list-item>
                <text:p><text:span text:style-name="T55"><text:s text:c="4"/></text:span><text:span text:style-name="T55">print(</text:span><text:span text:style-name="T56">score</text:span><text:span text:style-name="T55">)</text:span></text:p>
              </text:list-item>
              <text:list-item>
                <text:p><text:span text:style-name="T55"/></text:p>
              </text:list-item>
              <text:list-item>
                <text:p/>
              </text:list-item>
            </text:list>
          </draw:text-box>
        </draw:frame>
        <draw:frame draw:style-name="gr8" draw:text-style-name="P25" draw:layer="layout" svg:width="7.874cm" svg:height="3.81cm" svg:x="16.002cm" svg:y="13.192cm">
          <draw:text-box>
            <text:p><text:span text:style-name="T58"><text:s text:c="2"/></text:span><text:span text:style-name="T48">Scorecard</text:span></text:p>
            <text:p><text:span text:style-name="T19">scores:</text:span></text:p>
            <text:p><text:span text:style-name="T19"><text:s text:c="3"/></text:span><text:span text:style-name="T19">Score[*]</text:span></text:p>
          </draw:text-box>
        </draw:frame>
        <draw:line draw:style-name="gr9" draw:text-style-name="P26" draw:layer="layout" svg:x1="20.066cm" svg:y1="13.192cm" svg:x2="20.066cm" svg:y2="11.185cm">
          <text:p/>
        </draw:line>
        <draw:frame draw:style-name="gr13" draw:text-style-name="P27" draw:layer="layout" svg:width="8.89cm" svg:height="3.806cm" svg:x="15.494cm" svg:y="7.379cm">
          <draw:text-box>
            <text:p text:style-name="P21"><text:span text:style-name="T49"><text:s text:c="4"/></text:span><text:span text:style-name="T49">Iterable <text:s text:c="4"/></text:span></text:p>
            <text:p><text:span text:style-name="T59">__iter__():</text:span><text:span text:style-name="T60"> </text:span><text:span text:style-name="T61">Iterator</text:span></text:p>
            <text:p><text:span text:style-name="T51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17"/></text:p>
              </text:list-item>
              <text:list-item>
                <text:p><text:span text:style-name="T55">for </text:span><text:span text:style-name="T56">x</text:span><text:span text:style-name="T55"> in </text:span><text:span text:style-name="T62">data</text:span><text:span text:style-name="T55">:</text:span></text:p>
              </text:list-item>
              <text:list-item>
                <text:p><text:span text:style-name="T55"><text:s text:c="4"/></text:span><text:span text:style-name="T55">print(</text:span><text:span text:style-name="T56">x</text:span><text:span text:style-name="T55">)</text:span></text:p>
              </text:list-item>
              <text:list-item>
                <text:p><text:span text:style-name="T55"/></text:p>
              </text:list-item>
              <text:list-item>
                <text:p><text:span text:style-name="T62">data</text:span><text:span text:style-name="T55"> can be:</text:span></text:p>
              </text:list-item>
              <text:list-item>
                <text:p><text:span text:style-name="T55">string (str)</text:span></text:p>
              </text:list-item>
              <text:list-item>
                <text:p><text:span text:style-name="T55">list</text:span></text:p>
              </text:list-item>
              <text:list-item>
                <text:p><text:span text:style-name="T55">dict</text:span></text:p>
              </text:list-item>
              <text:list-item>
                <text:p><text:span text:style-name="T55">range</text:span></text:p>
              </text:list-item>
              <text:list-item>
                <text:p><text:span text:style-name="T55">set</text:span></text:p>
              </text:list-item>
              <text:list-item>
                <text:p><text:span text:style-name="T55">tuple</text:span></text:p>
              </text:list-item>
              <text:list-item>
                <text:p/>
              </text:list-item>
            </text:list>
          </draw:text-box>
        </draw:frame>
        <draw:frame draw:style-name="gr8" draw:text-style-name="P25" draw:layer="layout" svg:width="7.874cm" svg:height="3.81cm" svg:x="15.502cm" svg:y="13.192cm">
          <draw:text-box>
            <text:p><text:span text:style-name="T58"><text:s text:c="4"/></text:span><text:span text:style-name="T48">data</text:span></text:p>
            <text:p><text:span text:style-name="T19"/></text:p>
            <text:p><text:span text:style-name="T19"/></text:p>
          </draw:text-box>
        </draw:frame>
        <draw:line draw:style-name="gr9" draw:text-style-name="P26" draw:layer="layout" svg:x1="19.566cm" svg:y1="13.192cm" svg:x2="19.566cm" svg:y2="11.185cm">
          <text:p/>
        </draw:line>
        <draw:frame draw:style-name="gr13" draw:text-style-name="P27" draw:layer="layout" svg:width="8.844cm" svg:height="3.806cm" svg:x="14.986cm" svg:y="7.379cm">
          <draw:text-box>
            <text:p text:style-name="P21"><text:span text:style-name="T49">Iterable</text:span></text:p>
            <text:p><text:span text:style-name="T17">__iter__():</text:span><text:span text:style-name="T51">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12">Iterable</text:span> - a type of object (usually a collection) that provides a method for <text:span text:style-name="T22">creating</text:span> an <text:span text:style-name="T51">Iterator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63"># stuff is an </text:span><text:span text:style-name="T64">Iterable</text:span><text:span text:style-name="T65"> collection</text:span></text:p>
              </text:list-item>
              <text:list-item>
                <text:p>stuff = ("first", "second", "third")</text:p>
              </text:list-item>
              <text:list-item>
                <text:p>iterator = <text:span text:style-name="T12">iter</text:span>( stuff )</text:p>
              </text:list-item>
              <text:list-item>
                <text:p><text:span text:style-name="T63"/></text:p>
              </text:list-item>
              <text:list-item>
                <text:p/>
              </text:list-item>
            </text:list>
          </draw:text-box>
        </draw:frame>
        <draw:frame draw:style-name="gr13" draw:text-style-name="P27" draw:layer="layout" svg:width="8.844cm" svg:height="3.806cm" svg:x="14.986cm" svg:y="13.879cm">
          <draw:text-box>
            <text:p text:style-name="P21"><text:span text:style-name="T49">Iterator</text:span></text:p>
            <text:p><text:span text:style-name="T66">__</text:span><text:span text:style-name="T17">next__():</text:span></text:p>
            <text:p><text:span text:style-name="T17"><text:s text:c="8"/></text:span><text:span text:style-name="T17">next_element</text:span></text:p>
          </draw:text-box>
        </draw:frame>
        <draw:frame draw:style-name="gr13" draw:text-style-name="P27" draw:layer="layout" svg:width="8.844cm" svg:height="3.806cm" svg:x="14.986cm" svg:y="7.42cm">
          <draw:text-box>
            <text:p text:style-name="P21"><text:span text:style-name="T67">Iterable</text:span></text:p>
            <text:p><text:span text:style-name="T17">__iter__(): </text:span><text:span text:style-name="T51">Iterator</text:span></text:p>
          </draw:text-box>
        </draw:frame>
        <draw:line draw:style-name="gr12" draw:text-style-name="P26" draw:layer="layout" svg:x1="19.358cm" svg:y1="11.222cm" svg:x2="19.358cm" svg:y2="13.879cm">
          <text:p/>
        </draw:line>
        <draw:frame draw:style-name="gr14" draw:text-style-name="P29" draw:layer="layout" svg:width="3.81cm" svg:height="1.436cm" svg:x="19.328cm" svg:y="11.638cm">
          <draw:text-box>
            <text:p><text:span text:style-name="T51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12">Iterator</text:span> - an object that lets you sequentially (iteratively) access elements from some source. <text:s/>A Python Iterator provides a <text:span text:style-name="T12">__next__</text:span> method invoked via <text:span text:style-name="T12">next(iterator)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63"># stuff is an </text:span><text:span text:style-name="T64">Iterable</text:span><text:span text:style-name="T65"> collection</text:span></text:p>
              </text:list-item>
              <text:list-item>
                <text:p>stuff = ("first", "second", "third")</text:p>
              </text:list-item>
              <text:list-item>
                <text:p>my_iterator = <text:span text:style-name="T12">iter</text:span>( stuff )</text:p>
              </text:list-item>
              <text:list-item>
                <text:p><text:span text:style-name="T63"># iterate over elements</text:span></text:p>
              </text:list-item>
              <text:list-item>
                <text:p>print( <text:span text:style-name="T12">next(my_iterator)</text:span> )</text:p>
              </text:list-item>
              <text:list-item>
                <text:p>print( <text:span text:style-name="T12">next(my_iterator)</text:span> )</text:p>
              </text:list-item>
              <text:list-item>
                <text:p>print( <text:span text:style-name="T12">next(my_iterator)</text:span> )</text:p>
              </text:list-item>
              <text:list-item>
                <text:p/>
              </text:list-item>
            </text:list>
          </draw:text-box>
        </draw:frame>
        <draw:frame draw:style-name="gr13" draw:text-style-name="P27" draw:layer="layout" svg:width="8.844cm" svg:height="3.806cm" svg:x="14.986cm" svg:y="13.879cm">
          <draw:text-box>
            <text:p text:style-name="P21"><text:span text:style-name="T67">Iterator</text:span></text:p>
            <text:p><text:span text:style-name="T66">__</text:span><text:span text:style-name="T17">next__():</text:span></text:p>
            <text:p><text:span text:style-name="T17"><text:s text:c="8"/></text:span><text:span text:style-name="T17">next_element</text:span></text:p>
          </draw:text-box>
        </draw:frame>
        <draw:frame draw:style-name="gr13" draw:text-style-name="P27" draw:layer="layout" svg:width="8.844cm" svg:height="3.806cm" svg:x="14.986cm" svg:y="7.42cm">
          <draw:text-box>
            <text:p text:style-name="P21"><text:span text:style-name="T49">Iterable</text:span></text:p>
            <text:p><text:span text:style-name="T17">__iter__(): </text:span><text:span text:style-name="T51">Iterator</text:span></text:p>
          </draw:text-box>
        </draw:frame>
        <draw:line draw:style-name="gr12" draw:text-style-name="P26" draw:layer="layout" svg:x1="19.358cm" svg:y1="11.222cm" svg:x2="19.358cm" svg:y2="13.879cm">
          <text:p/>
        </draw:line>
        <draw:frame draw:style-name="gr14" draw:text-style-name="P29" draw:layer="layout" svg:width="3.81cm" svg:height="1.436cm" svg:x="19.328cm" svg:y="11.638cm">
          <draw:text-box>
            <text:p><text:span text:style-name="T51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eclare a Class "is" a Type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19">A Type specifies </text:span><text:span text:style-name="T68">some behavior</text:span><text:span text:style-name="T19"> (methods).</text:span></text:p>
              </text:list-item>
              <text:list-item>
                <text:p text:style-name="P4"><text:span text:style-name="T35">To declare that your class </text:span><text:span text:style-name="T69">provides</text:span><text:span text:style-name="T35"> this behavior, write </text:span><text:span text:style-name="T35">the Type name as a parent type.</text:span></text:p>
              </text:list-item>
              <text:list-item>
                <text:p text:style-name="P6"><text:span text:style-name="T19">Example:</text:span></text:p>
              </text:list-item>
              <text:list-item>
                <text:p text:style-name="P3"><text:span text:style-name="T70">Declare that Scorecard can create an </text:span><text:span text:style-name="T70">Iterator, and the Iterator returns floats.</text:span></text:p>
              </text:list-item>
              <text:list-item>
                <text:p><text:span text:style-name="T41"/></text:p>
              </text:list-item>
            </text:list>
          </draw:text-box>
        </draw:frame>
        <draw:frame draw:style-name="gr15" draw:text-style-name="P32" draw:layer="layout" svg:width="22.098cm" svg:height="4.061cm" svg:x="1.224cm" svg:y="11.87cm">
          <draw:text-box>
            <text:p text:style-name="P30"><text:span text:style-name="T41">class Scorecard( </text:span><text:span text:style-name="T45">Iterable[float]</text:span><text:span text:style-name="T41"> )</text:span></text:p>
            <text:p text:style-name="P30"><text:span text:style-name="T41"><text:s text:c="4"/></text:span><text:span text:style-name="T42">"""scorecard creates an iterator for scores"""</text:span></text:p>
            <text:p text:style-name="P30"><text:span text:style-name="T41"><text:s text:c="3"/></text:span><text:span text:style-name="T41">def </text:span><text:span text:style-name="T45">__iter__</text:span><text:span text:style-name="T41">(self):</text:span></text:p>
            <text:p text:style-name="P31"><text:span text:style-name="T41"><text:s text:c="7"/></text:span><text:span text:style-name="T41">return iter(self.score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51cm" svg:height="9.476cm" svg:x="3.174cm" svg:y="1.905cm" draw:page-number="22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3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1">These types specify that a class provides some behavior.</text:p>
              </text:list-item>
              <text:list-item>
                <text:p text:style-name="P21"><text:span text:style-name="T16">What behavior (methods) does each one guarantee?</text:span></text:p>
              </text:list-item>
              <text:list-item>
                <text:p><text:span text:style-name="T19">Container</text:span></text:p>
              </text:list-item>
              <text:list-item>
                <text:p text:style-name="P14"><text:span text:style-name="T19">Collection</text:span></text:p>
              </text:list-item>
              <text:list-item>
                <text:p><text:span text:style-name="T19">Iterable</text:span></text:p>
              </text:list-item>
              <text:list-item>
                <text:p><text:span text:style-name="T19">Iterator</text:span></text:p>
              </text:list-item>
              <text:list-item>
                <text:p><text:span text:style-name="T19">Dict</text:span></text:p>
              </text:list-item>
              <text:list-item>
                <text:p><text:span text:style-name="T19">Mapping</text:span></text:p>
              </text:list-item>
              <text:list-item>
                <text:p><text:span text:style-name="T19">List</text:span></text:p>
              </text:list-item>
              <text:list-item>
                <text:p><text:span text:style-name="T19">Set</text:span></text:p>
              </text:list-item>
              <text:list-item>
                <text:p><text:span text:style-name="T19">Sequence</text:span></text:p>
              </text:list-item>
              <text:list-item>
                <text:p text:style-name="P21"><text:span text:style-name="T71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 text:style-name="P21"><text:span text:style-name="T35">Some types specify a single behavior.</text:span></text:p>
              </text:list-item>
              <text:list-item>
                <text:p><text:span text:style-name="T68">Sized</text:span></text:p>
              </text:list-item>
              <text:list-item>
                <text:p><text:span text:style-name="T19"><text:s text:c="3"/></text:span><text:span text:style-name="T19">- can call x.__len__() or len(x)</text:span></text:p>
              </text:list-item>
              <text:list-item>
                <text:p><text:span text:style-name="T68">SupportsFloat</text:span><text:span text:style-name="T19"> </text:span></text:p>
              </text:list-item>
              <text:list-item>
                <text:p><text:span text:style-name="T19"><text:s text:c="3"/></text:span><text:span text:style-name="T19">- can call x.__float__() or float(x)</text:span></text:p>
              </text:list-item>
              <text:list-item>
                <text:p><text:span text:style-name="T19"/></text:p>
              </text:list-item>
              <text:list-item>
                <text:p><text:span text:style-name="T19">Example:</text:span></text:p>
              </text:list-item>
              <text:list-item>
                <text:p><text:span text:style-name="T72">Declare that Scorecard supports len(scorecard):</text:span></text:p>
              </text:list-item>
            </text:list>
          </draw:text-box>
        </draw:frame>
        <draw:frame draw:style-name="gr16" draw:text-style-name="P15" draw:layer="layout" svg:width="22.098cm" svg:height="4.061cm" svg:x="1.424cm" svg:y="13.77cm">
          <draw:text-box>
            <text:p text:style-name="P14"><text:span text:style-name="T41">class Scorecard( </text:span><text:span text:style-name="T73">Sized</text:span><text:span text:style-name="T41"> )</text:span></text:p>
            <text:p text:style-name="P14"><text:span text:style-name="T41"><text:s text:c="4"/></text:span><text:span text:style-name="T41">def </text:span><text:span text:style-name="T45">__len__</text:span><text:span text:style-name="T41">(self): <text:s text:c="3"/></text:span></text:p>
            <text:p text:style-name="P14"><text:span text:style-name="T42"><text:s text:c="7"/></text:span><text:span text:style-name="T42">"""the size is just the number of scores"""</text:span></text:p>
            <text:p><text:span text:style-name="T41"><text:s text:c="7"/></text:span><text:span text:style-name="T41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Class Can Provide Many Behavior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35">A class can declare that it provides many different kinds </text:span><text:span text:style-name="T35">of behavior, using types.</text:span></text:p>
              </text:list-item>
              <text:list-item>
                <text:p><text:span text:style-name="T19"/></text:p>
              </text:list-item>
              <text:list-item>
                <text:p><text:span text:style-name="T19">Example:</text:span></text:p>
              </text:list-item>
              <text:list-item>
                <text:p><text:span text:style-name="T72">Scorecard creates Iterators </text:span><text:span text:style-name="T74">and</text:span><text:span text:style-name="T72"> has a length.</text:span></text:p>
              </text:list-item>
            </text:list>
          </draw:text-box>
        </draw:frame>
        <draw:frame draw:style-name="gr17" draw:text-style-name="P15" draw:layer="layout" svg:width="22.098cm" svg:height="7.449cm" svg:x="1.424cm" svg:y="10.77cm">
          <draw:text-box>
            <text:p text:style-name="P14"><text:span text:style-name="T41">class Scorecard( </text:span><text:span text:style-name="T75">Iterable[float], Sized</text:span><text:span text:style-name="T41"> )</text:span></text:p>
            <text:p text:style-name="P14"><text:span text:style-name="T41"><text:s text:c="4"/></text:span><text:span text:style-name="T41">def </text:span><text:span text:style-name="T45">__len__</text:span><text:span text:style-name="T41">(self) -&gt; int: <text:s text:c="3"/></text:span></text:p>
            <text:p text:style-name="P14"><text:span text:style-name="T42"><text:s text:c="7"/></text:span><text:span text:style-name="T42">"""the size is just the number of scores"""</text:span></text:p>
            <text:p><text:span text:style-name="T41"><text:s text:c="7"/></text:span><text:span text:style-name="T41">return len(self.scores)</text:span></text:p>
            <text:p><text:span text:style-name="T41"/></text:p>
            <text:p><text:span text:style-name="T41"><text:s text:c="4"/></text:span><text:span text:style-name="T41">def __iter__(self) -&gt; Iterator[float]:</text:span></text:p>
            <text:p><text:span text:style-name="T41"><text:s text:c="7"/></text:span><text:span text:style-name="T42">"""return an iterator for scores"""</text:span></text:p>
            <text:p><text:span text:style-name="T41"><text:s text:c="7"/></text:span><text:span text:style-name="T41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12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12">Python </text:span><text:span text:style-name="T76">typing</text:span><text:span text:style-name="T12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12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2">Mypy Getting Started Guide </text:span><text:span text:style-name="T24">many short examples of </text:span><text:span text:style-name="T24">adding type hints to code.</text:span></text:p>
              </text:list-item>
              <text:list-item>
                <text:p><text:span text:style-name="T12"><text:s/></text:span><text:span text:style-name="T24">https://mypy.readthedocs.io/en/latest/getting_started.</text:span><text:span text:style-name="T24">html</text:span></text:p>
              </text:list-item>
              <text:list-item>
                <text:p><text:span text:style-name="T12"/></text:p>
              </text:list-item>
              <text:list-item>
                <text:p><text:span text:style-name="T12">Python Type Checking Guide</text:span> on <text:span text:style-name="T51">RealPython</text:span></text:p>
              </text:list-item>
              <text:list-item>
                <text:p><text:span text:style-name="T51"><text:s text:c="4"/></text:span><text:span text:style-name="T17">https://realpython.com/python-type-checking/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4"/></text:span><text:span text:style-name="T17">Describes dynamic typing, duck typing, and how to </text:span><text:span text:style-name="T17">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2">Python Iterators </text:span><text:span text:style-name="T24">explains difference between Iterable </text:span><text:span text:style-name="T24">and Iterator, with examples</text:span></text:p>
              </text:list-item>
              <text:list-item>
                <text:p text:style-name="P6"><text:span text:style-name="T12"><text:s/></text:span><text:span text:style-name="T24">https://www.w3schools.com/python/python_iterators.a</text:span><text:span text:style-name="T24">sp</text:span></text:p>
              </text:list-item>
              <text:list-item>
                <text:p><text:span text:style-name="T12"/></text:p>
              </text:list-item>
              <text:list-item>
                <text:p><text:span text:style-name="T12">Iterators, Generators, Containers, and itertools</text:span> has more detailed explanation, with code examples.</text:p>
              </text:list-item>
              <text:list-item>
                <text:p text:style-name="P6"><text:span text:style-name="T17">https://www.datacamp.com/community/tutorials/python-</text:span><text:span text:style-name="T17">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24</meta:editing-cycles>
    <meta:editing-duration>PT5H42M49S</meta:editing-duration>
    <meta:generator>LibreOffice/6.0.7.3$Linux_X86_64 LibreOffice_project/00m0$Build-3</meta:generator>
    <dc:date>2019-12-10T15:06:59.341753617</dc:date>
    <meta:document-statistic meta:object-count="241"/>
  </office:meta>
</office:document-meta>
</file>